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3dc" officeooo:paragraph-rsid="000a73dc"/>
    </style:style>
    <style:style style:name="P2" style:family="paragraph" style:parent-style-name="Standard">
      <style:text-properties officeooo:paragraph-rsid="000a73dc"/>
    </style:style>
    <style:style style:name="P3" style:family="paragraph" style:parent-style-name="Text_20_body">
      <style:text-properties officeooo:rsid="000a73dc" officeooo:paragraph-rsid="000a73dc"/>
    </style:style>
    <style:style style:name="P4" style:family="paragraph" style:parent-style-name="Text_20_body">
      <style:text-properties officeooo:paragraph-rsid="000a73dc"/>
    </style:style>
    <style:style style:name="T1" style:family="text">
      <style:text-properties officeooo:rsid="000a73d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's assume we have a <text:span text:style-name="Source_20_Text">customers</text:span> table with columns like <text:span text:style-name="Source_20_Text">customer_id</text:span>, <text:span text:style-name="Source_20_Text">customer_name</text:span>, <text:span text:style-name="Source_20_Text">email</text:span>, <text:span text:style-name="Source_20_Text">city</text:span>, and possibly other columns. To retrieve all columns and then modify the query to return only <text:span text:style-name="Source_20_Text">customer_name</text:span> and <text:span text:style-name="Source_20_Text">email</text:span> for customers in a specific city (let's say the city is 'New York'),</text:p>
      <text:p text:style-name="Standard"/>
      <text:p text:style-name="P2"><text:span text:style-name="T1">1)</text:span>To retrieve all columns for customers in 'New York':</text:p>
      <text:p text:style-name="P1"/>
      <text:p text:style-name="P1">Code:</text:p>
      <text:p text:style-name="P1"/>
      <text:p text:style-name="P1">SELECT *</text:p>
      <text:p text:style-name="P1">FROM customers</text:p>
      <text:p text:style-name="P1">WHERE city = 'New York';</text:p>
      <text:p text:style-name="P1"/>
      <text:p text:style-name="P4"><text:span text:style-name="T1">This query will return all columns (</text:span><text:span text:style-name="Source_20_Text"><text:span text:style-name="T1">customer_id</text:span></text:span><text:span text:style-name="T1">, </text:span><text:span text:style-name="Source_20_Text"><text:span text:style-name="T1">customer_name</text:span></text:span><text:span text:style-name="T1">, </text:span><text:span text:style-name="Source_20_Text"><text:span text:style-name="T1">email</text:span></text:span><text:span text:style-name="T1">, </text:span><text:span text:style-name="Source_20_Text"><text:span text:style-name="T1">city</text:span></text:span><text:span text:style-name="T1">, and any others) for customers who are located in 'New York'.</text:span></text:p>
      <text:p text:style-name="P4"><text:span text:style-name="T1">2)</text:span>To retrieve only <text:span text:style-name="Source_20_Text">customer_name</text:span> and <text:span text:style-name="Source_20_Text">email</text:span> for customers in 'New York':</text:p>
      <text:p text:style-name="P1">Code:</text:p>
      <text:p text:style-name="P1"/>
      <text:p text:style-name="P1">SELECT customer_name, email</text:p>
      <text:p text:style-name="P1">FROM customers</text:p>
      <text:p text:style-name="P1">WHERE city = 'New York';</text:p>
      <text:p text:style-name="P1"/>
      <text:p text:style-name="P3">This query specifically selects and returns only the <text:span text:style-name="Source_20_Text">customer_name</text:span> and <text:span text:style-name="Source_20_Text">email</text:span> columns for customers who are located in 'New York'.</text:p>
      <text:p text:style-name="Text_20_body">Make sure to replace <text:span text:style-name="Source_20_Text">'New York'</text:span> with the specific city name you are interested in querying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26:22.573493869</meta:creation-date>
    <dc:date>2024-06-23T21:35:17.543159323</dc:date>
    <meta:editing-duration>PT8M56S</meta:editing-duration>
    <meta:editing-cycles>1</meta:editing-cycles>
    <meta:document-statistic meta:table-count="0" meta:image-count="0" meta:object-count="0" meta:page-count="1" meta:paragraph-count="14" meta:word-count="144" meta:character-count="886" meta:non-whitespace-character-count="756"/>
    <meta:generator>LibreOffice/7.3.7.2$Linux_X86_64 LibreOffice_project/30$Build-2</meta:generator>
  </office:meta>
</office:document-meta>
</file>